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6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text-properties fo:font-size="31pt" style:font-size-asian="31pt" style:font-size-complex="3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8cm" svg:height="39.1cm" svg:x="18.4cm" svg:y="0.5cm">
          <text:p/>
        </draw:rect>
        <draw:rect draw:style-name="gr2" draw:text-style-name="P2" xml:id="id6" draw:id="id6" draw:layer="layout" svg:width="11.5cm" svg:height="5.4cm" svg:x="18.8cm" svg:y="24.1cm">
          <text:p text:style-name="P2">Visiteurs</text:p>
          <text:p text:style-name="P2">(bilan mensuels)</text:p>
        </draw:rect>
        <draw:rect draw:style-name="gr2" draw:text-style-name="P2" xml:id="id4" draw:id="id4" draw:layer="layout" svg:width="11.5cm" svg:height="5.4cm" svg:x="18.8cm" svg:y="17.6cm">
          <text:p text:style-name="P2">Praticiens</text:p>
          <text:p text:style-name="P2">(déménagement</text:p>
          <text:p text:style-name="P2">Ou décès)</text:p>
        </draw:rect>
        <draw:rect draw:style-name="gr2" draw:text-style-name="P3" xml:id="id3" draw:id="id3" draw:layer="layout" svg:width="11.5cm" svg:height="5.4cm" svg:x="18.8cm" svg:y="11.3cm">
          <text:p text:style-name="P3">Rapports de</text:p>
          <text:p text:style-name="P3">Visite</text:p>
        </draw:rect>
        <draw:rect draw:style-name="gr2" draw:text-style-name="P2" xml:id="id2" draw:id="id2" draw:layer="layout" svg:width="11.5cm" svg:height="5.4cm" svg:x="18.9cm" svg:y="4.3cm">
          <text:p text:style-name="P2">Médicaments</text:p>
          <text:p text:style-name="P2">(états de frais,</text:p>
          <text:p text:style-name="P2">remboursement)</text:p>
        </draw:rect>
        <draw:rect draw:style-name="gr2" draw:text-style-name="P3" xml:id="id7" draw:id="id7" draw:layer="layout" svg:width="10.6cm" svg:height="3.6cm" svg:x="3.7cm" svg:y="33.4cm">
          <text:p text:style-name="P3">Responsable </text:p>
          <text:p text:style-name="P3">secteur</text:p>
        </draw:rect>
        <draw:rect draw:style-name="gr2" draw:text-style-name="P2" xml:id="id5" draw:id="id5" draw:layer="layout" svg:width="11.5cm" svg:height="3cm" svg:x="0.9cm" svg:y="15.1cm">
          <text:p text:style-name="P2">Délégué</text:p>
          <text:p text:style-name="P2">Régional</text:p>
        </draw:rect>
        <draw:rect draw:style-name="gr2" draw:text-style-name="P2" xml:id="id1" draw:id="id1" draw:layer="layout" svg:width="9.8cm" svg:height="4cm" svg:x="37.2cm" svg:y="12cm">
          <text:p text:style-name="P2">Visiteur</text:p>
        </draw:rect>
        <draw:frame draw:style-name="gr3" draw:text-style-name="P4" draw:layer="layout" svg:width="3.304cm" svg:height="1.5cm" svg:x="23cm" svg:y="1.5cm">
          <draw:text-box>
            <text:p><text:span text:style-name="T1">Pages</text:span></text:p>
          </draw:text-box>
        </draw:frame>
        <draw:connector draw:style-name="gr4" draw:text-style-name="P1" draw:layer="layout" svg:x1="42.1cm" svg:y1="12cm" svg:x2="30.4cm" svg:y2="7cm" draw:start-shape="id1" draw:start-glue-point="0" draw:end-shape="id2" draw:end-glue-point="1" svg:d="M42100 12000v-5000h-11700">
          <text:p/>
        </draw:connector>
        <draw:connector draw:style-name="gr4" draw:text-style-name="P1" draw:layer="layout" svg:x1="37.2cm" svg:y1="14cm" svg:x2="30.3cm" svg:y2="14cm" draw:start-shape="id1" draw:start-glue-point="3" draw:end-shape="id3" draw:end-glue-point="1" svg:d="M37200 14000h-6900">
          <text:p/>
        </draw:connector>
        <draw:connector draw:style-name="gr4" draw:text-style-name="P1" draw:layer="layout" svg:x1="42.1cm" svg:y1="16cm" svg:x2="30.3cm" svg:y2="20.3cm" draw:start-shape="id1" draw:start-glue-point="2" draw:end-shape="id4" draw:end-glue-point="1" svg:d="M42100 16000v4300h-11800">
          <text:p/>
        </draw:connector>
        <draw:connector draw:style-name="gr5" draw:text-style-name="P1" draw:layer="layout" svg:x1="12.4cm" svg:y1="16.6cm" svg:x2="18.8cm" svg:y2="20.3cm" draw:start-shape="id5" draw:start-glue-point="1" draw:end-shape="id4" svg:d="M12400 16600h3200v3700h3200">
          <text:p/>
        </draw:connector>
        <draw:connector draw:style-name="gr5" draw:text-style-name="P1" draw:layer="layout" svg:x1="6.65cm" svg:y1="18.1cm" svg:x2="18.8cm" svg:y2="26.8cm" draw:start-shape="id5" draw:start-glue-point="2" draw:end-shape="id6" draw:end-glue-point="3" svg:d="M6650 18100v8700h12150">
          <text:p/>
        </draw:connector>
        <draw:connector draw:style-name="gr5" draw:text-style-name="P1" draw:layer="layout" svg:x1="6.65cm" svg:y1="15.1cm" svg:x2="18.8cm" svg:y2="14cm" draw:start-shape="id5" draw:start-glue-point="0" draw:end-shape="id3" svg:d="M6650 15100v-1100h12150">
          <text:p/>
        </draw:connector>
        <draw:connector draw:style-name="gr5" draw:text-style-name="P1" draw:layer="layout" svg:x1="6.65cm" svg:y1="15.1cm" svg:x2="18.9cm" svg:y2="7cm" draw:start-shape="id5" draw:start-glue-point="0" draw:end-shape="id2" draw:end-glue-point="3" svg:d="M6650 15100v-8100h12250">
          <text:p/>
        </draw:connector>
        <draw:connector draw:style-name="gr5" draw:text-style-name="P1" draw:layer="layout" svg:x1="14.3cm" svg:y1="35.2cm" svg:x2="19cm" svg:y2="33.2cm" draw:start-shape="id7" draw:start-glue-point="1" draw:end-shape="id8" draw:end-glue-point="3" svg:d="M14300 35200h2350v-2000h2350">
          <text:p/>
        </draw:connector>
        <draw:rect draw:style-name="gr2" draw:text-style-name="P2" xml:id="id8" draw:id="id8" draw:layer="layout" svg:width="11.5cm" svg:height="5.4cm" svg:x="19cm" svg:y="30.5cm">
          <text:p text:style-name="P2">Visiteurs</text:p>
          <text:p text:style-name="P2">(coordination)</text:p>
        </draw:rect>
      </draw:page>
      <draw:page draw:name="page2" draw:style-name="dp1" draw:master-page-name="Standard">
        <draw:rect draw:style-name="gr6" draw:text-style-name="P1" draw:layer="layout" svg:width="47.7cm" svg:height="48.1cm" svg:x="0.5cm" svg:y="0.8cm">
          <text:p/>
        </draw:rect>
        <draw:rect draw:style-name="gr7" draw:text-style-name="P1" draw:layer="layout" svg:width="8.5cm" svg:height="3.1cm" svg:x="0.9cm" svg:y="3.8cm">
          <text:p/>
        </draw:rect>
        <draw:rect draw:style-name="gr2" draw:text-style-name="P5" draw:layer="layout" svg:width="8.5cm" svg:height="3.1cm" svg:x="0.9cm" svg:y="3.8cm">
          <text:p text:style-name="P5"><text:span text:style-name="T2">Visites</text:span></text:p>
        </draw:rect>
        <draw:rect draw:style-name="gr2" draw:text-style-name="P6" draw:layer="layout" svg:width="8.5cm" svg:height="3.1cm" svg:x="26.7cm" svg:y="3.8cm">
          <text:p text:style-name="P6">Rapports</text:p>
        </draw:rect>
        <draw:rect draw:style-name="gr2" draw:text-style-name="P6" draw:layer="layout" svg:width="8.5cm" svg:height="3.1cm" svg:x="18.1cm" svg:y="3.8cm">
          <text:p text:style-name="P6">Praticiens</text:p>
        </draw:rect>
        <draw:rect draw:style-name="gr2" draw:text-style-name="P6" draw:layer="layout" svg:width="8.5cm" svg:height="3.1cm" svg:x="9.5cm" svg:y="3.8cm">
          <text:p text:style-name="P6">Médicaments</text:p>
        </draw:rect>
        <draw:rect draw:style-name="gr7" draw:text-style-name="P1" draw:layer="layout" svg:width="43.3cm" svg:height="40.9cm" svg:x="0.9cm" svg:y="6.9cm">
          <text:p/>
        </draw:rect>
        <draw:rect draw:style-name="gr1" draw:text-style-name="P1" draw:layer="layout" svg:width="19.1cm" svg:height="2cm" svg:x="10.8cm" svg:y="8.6cm">
          <text:p/>
        </draw:rect>
        <draw:rect draw:style-name="gr1" draw:text-style-name="P1" draw:layer="layout" svg:width="20.2cm" svg:height="2.1cm" svg:x="9.9cm" svg:y="17cm">
          <text:p/>
        </draw:rect>
        <draw:rect draw:style-name="gr1" draw:text-style-name="P1" draw:layer="layout" svg:width="20.2cm" svg:height="2.2cm" svg:x="9.9cm" svg:y="20.4cm">
          <text:p/>
        </draw:rect>
        <draw:rect draw:style-name="gr1" draw:text-style-name="P1" draw:layer="layout" svg:width="20.2cm" svg:height="2.1cm" svg:x="9.9cm" svg:y="13.8cm">
          <text:p/>
        </draw:rect>
        <draw:frame draw:style-name="gr8" draw:layer="layout" svg:width="11cm" svg:height="2.765cm" svg:x="18.4cm" svg:y="1.103cm">
          <draw:text-box>
            <text:p><text:span text:style-name="T3">Gestion des compte-rendus</text:span></text:p>
          </draw:text-box>
        </draw:frame>
        <draw:frame draw:style-name="gr9" draw:text-style-name="P7" draw:layer="layout" svg:width="4.987cm" svg:height="1.475cm" svg:x="5.413cm" svg:y="8.7cm">
          <draw:text-box>
            <text:p text:style-name="P7"><text:span text:style-name="T4">Chercher</text:span></text:p>
          </draw:text-box>
        </draw:frame>
        <draw:line draw:style-name="gr10" draw:text-style-name="P1" draw:layer="layout" svg:x1="0.9cm" svg:y1="11.3cm" svg:x2="44.4cm" svg:y2="11.3cm">
          <text:p/>
        </draw:line>
        <draw:frame draw:style-name="gr11" draw:text-style-name="P7" draw:layer="layout" svg:width="4.987cm" svg:height="1.475cm" svg:x="3.4cm" svg:y="20.8cm">
          <draw:text-box>
            <text:p text:style-name="P7"><text:span text:style-name="T4">Ville</text:span></text:p>
          </draw:text-box>
        </draw:frame>
        <draw:frame draw:style-name="gr9" draw:text-style-name="P7" draw:layer="layout" svg:width="4.987cm" svg:height="1.475cm" svg:x="3.4cm" svg:y="17.2cm">
          <draw:text-box>
            <text:p text:style-name="P7"><text:span text:style-name="T4">Prénom</text:span></text:p>
          </draw:text-box>
        </draw:frame>
        <draw:frame draw:style-name="gr9" draw:text-style-name="P7" draw:layer="layout" svg:width="4.987cm" svg:height="1.475cm" svg:x="3.7cm" svg:y="14.1cm">
          <draw:text-box>
            <text:p text:style-name="P7"><text:span text:style-name="T4">N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4T14:13:57.35</meta:creation-date>
    <dc:date>2019-01-14T16:53:35.13</dc:date>
    <meta:editing-duration>PT1H12M20S</meta:editing-duration>
    <meta:editing-cycles>1</meta:editing-cycles>
    <meta:document-statistic meta:object-count="35"/>
    <meta:generator>OpenOffice/4.1.5$Win32 OpenOffice.org_project/415m1$Build-9789</meta:generator>
  </office:meta>
</office:document-meta>
</file>